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line-height="115%">
        <style:tab-stops>
          <style:tab-stop style:position="8.497cm"/>
        </style:tab-stops>
      </style:paragraph-properties>
      <style:text-properties officeooo:paragraph-rsid="000e9279"/>
    </style:style>
    <style:style style:name="P3" style:family="paragraph" style:parent-style-name="Text_20_body">
      <style:paragraph-properties fo:line-height="115%"/>
      <style:text-properties officeooo:paragraph-rsid="0011e229"/>
    </style:style>
    <style:style style:name="P4" style:family="paragraph" style:parent-style-name="Text_20_body">
      <style:paragraph-properties fo:line-height="115%"/>
      <style:text-properties style:font-name="Cambria" fo:font-size="12pt" officeooo:paragraph-rsid="000e9279"/>
    </style:style>
    <style:style style:name="P5" style:family="paragraph" style:parent-style-name="Text_20_body">
      <style:paragraph-properties fo:line-height="115%"/>
      <style:text-properties style:font-name="Cambria" fo:font-size="12pt" officeooo:paragraph-rsid="000ff54e"/>
    </style:style>
    <style:style style:name="P6" style:family="paragraph" style:parent-style-name="Text_20_body">
      <style:paragraph-properties fo:line-height="115%"/>
      <style:text-properties fo:font-variant="small-caps" style:text-underline-style="none" fo:font-weight="bold" officeooo:paragraph-rsid="0011e229"/>
    </style:style>
    <style:style style:name="P7" style:family="paragraph" style:parent-style-name="Standard">
      <style:paragraph-properties fo:line-height="115%" fo:text-align="center" style:justify-single-word="false"/>
      <style:text-properties fo:font-variant="small-caps" style:font-name="Cambria" fo:font-size="30pt" style:text-underline-style="solid" style:text-underline-width="auto" style:text-underline-color="font-color" fo:font-weight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ambria" fo:font-size="12pt"/>
    </style:style>
    <style:style style:name="P9" style:family="paragraph" style:parent-style-name="Text_20_body">
      <style:paragraph-properties fo:line-height="115%"/>
      <style:text-properties style:font-name="Cambria" fo:font-size="12pt" officeooo:rsid="000ff54e" officeooo:paragraph-rsid="000ff54e"/>
    </style:style>
    <style:style style:name="T1" style:family="text">
      <style:text-properties style:font-name="Cambria" fo:font-size="12pt"/>
    </style:style>
    <style:style style:name="T2" style:family="text">
      <style:text-properties style:font-name="Cambria" fo:font-size="12pt" fo:font-weight="bold" style:font-weight-asian="bold" style:font-weight-complex="bold"/>
    </style:style>
    <style:style style:name="T3" style:family="text">
      <style:text-properties style:font-name="Cambria" fo:font-size="12pt" officeooo:rsid="000e9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7bcc"/>
    </style:style>
    <style:style style:name="T6" style:family="text">
      <style:text-properties officeooo:rsid="000e9279"/>
    </style:style>
    <style:style style:name="T7" style:family="text">
      <style:text-properties fo:font-weight="normal" officeooo:rsid="000e9279" style:font-weight-asian="normal" style:font-weight-complex="normal"/>
    </style:style>
    <style:style style:name="T8" style:family="text">
      <style:text-properties officeooo:rsid="000ff5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Patient Appointment</text:p>
      <text:p text:style-name="P7"/>
      <text:p text:style-name="P8"><text:span text:style-name="T4">Name:</text:span> <text:span text:style-name="T5">{Contacts.firstname} {Contacts.lastname}</text:span></text:p>
      <text:p text:style-name="P4"><text:span text:style-name="T4">Address:</text:span> <text:span text:style-name="T6">{Contacts.mailingstreet}, {Contacts.mailingcity}, {Contacts.mailingstate}, {Contacts.mailingzip}</text:span></text:p>
      <text:p text:style-name="P5"><text:span text:style-name="T4">Purpose:</text:span> <text:tab/><text:span text:style-name="T8">{cbCalendar.subject}</text:span></text:p>
      <text:p text:style-name="P5"><text:span text:style-name="T4">Time:</text:span> <text:tab/>In: <text:span text:style-name="T8">{cbCalendar.dtstart}</text:span><text:tab/>Out:<text:tab/><text:span text:style-name="T8">{cbCalendar.dtend}</text:span></text:p>
      <text:p text:style-name="P4"><text:span text:style-name="T4">ID card: </text:span><text:span text:style-name="T7">{Contacts.title}</text:span></text:p>
      <text:p text:style-name="P2"><text:span text:style-name="T2">Phone:</text:span><text:span text:style-name="T1"> </text:span><text:span text:style-name="T3">{Contacts.phone}<text:tab/></text:span><text:span text:style-name="T1"> </text:span><text:span text:style-name="T2">Mobile:</text:span><text:span text:style-name="T1"> </text:span><text:span text:style-name="T3">{Contacts.mobile}</text:span></text:p>
      <text:p text:style-name="P1"/>
      <text:p text:style-name="P1"><text:span text:style-name="T4">Comment:</text:span><text:tab/><text:tab/><text:tab/>_______________________________________________________</text:p>
      <text:p text:style-name="P1"><text:tab/><text:tab/><text:tab/><text:tab/>_______________________________________________________</text:p>
      <text:p text:style-name="P1"><text:tab/><text:tab/><text:tab/><text:tab/>_______________________________________________________</text:p>
      <text:p text:style-name="P1"><text:tab/><text:tab/><text:tab/><text:tab/>_______________________________________________________</text:p>
      <text:p text:style-name="P1"><text:tab/><text:tab/><text:tab/><text:tab/>_______________________________________________________</text:p>
      <text:p text:style-name="P1"><text:tab/><text:tab/><text:tab/><text:tab/>_______________________________________________________</text:p>
      <text:p text:style-name="P1"><text:tab/><text:tab/><text:tab/><text:tab/>_______________________________________________________</text:p>
      <text:p text:style-name="P1"><text:tab/><text:tab/><text:tab/><text:tab/>_______________________________________________________</text:p>
      <text:p text:style-name="P1"/>
      <text:p text:style-name="P1"/>
      <text:p text:style-name="P1"/>
      <text:p text:style-name="P1"/>
      <text:p text:style-name="P1"><text:tab/><text:tab/><text:tab/>______________<text:tab/><text:tab/><text:tab/><text:tab/>_______________</text:p>
      <text:p text:style-name="P3"><text:tab/><text:tab/><text:tab/>Patient<text:span text:style-name="T4"> Signature<text:tab/><text:tab/><text:tab/><text:tab/>Admin Signature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77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9:26:48.739940352</meta:creation-date>
    <meta:editing-duration>PT1H7M13S</meta:editing-duration>
    <meta:editing-cycles>7</meta:editing-cycles>
    <meta:generator>LibreOffice/5.0.3.2$Linux_X86_64 LibreOffice_project/00m0$Build-2</meta:generator>
    <dc:description> It is very important to keep record of all patient's appointment and then obviously treatment suggested by Doctor and Patient Appointment Template Free is useful document to do this effectively. Have a look at more &lt;a href="http://www.wordexcelsample.com/firearm-bill-sale-templates.html"&gt;Firearm Bill of Sale Template Word&lt;/a&gt;, &lt;a href="http://www.wordexcelsample.com/5-final-lien-release-templates.html"&gt;Final Lien Release Format Word&lt;/a&gt;, &lt;a href="http://www.wordexcelsample.com/4-digital-marketing-proposal-templates.html"&gt;Digital Marketing Proposal Template Doc&lt;/a&gt;, &lt;a href="http://www.wordexcelsample.com/4-dependent-care-receipt-templates.html"&gt;Dependent Care Receipt Template&lt;/a&gt;</dc:description>
    <dc:subject>&lt;a href="http://www.wordexcelsample.com/6-formal-letter-formats.html"&gt;Formal Letter Sample Doc&lt;/a&gt;</dc:subject>
    <dc:title>Patient Appointment Template Free</dc:title>
    <meta:keyword>Forms Printable Templates formats Appointment</meta:keyword>
    <meta:initial-creator>joe </meta:initial-creator>
    <dc:date>2018-01-17T23:27:40.116672285</dc:date>
    <dc:creator>joe </dc:creator>
    <meta:document-statistic meta:table-count="0" meta:image-count="0" meta:object-count="0" meta:page-count="1" meta:paragraph-count="17" meta:word-count="39" meta:character-count="884" meta:non-whitespace-character-count="817"/>
    <meta:user-defined meta:name="License">&lt;a href="http://www.wordexcelsample.com/"&gt;Word Excel Samples&lt;/a&gt;</meta:user-defined>
  </office:meta>
</office:document-meta>
</file>